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 on x: -57.645000; Data on y: 997.960022; Data on z: -61.792999</text:span></text:p>
      <text:p text:style-name="P1"><text:span text:style-name="T1">Data on x: -35.990002; Data on y: 986.979980; Data on z: -55.021999</text:span></text:p>
      <text:p text:style-name="P1"><text:span text:style-name="T1">Data on x: -56.486000; Data on y: 985.577026; Data on z: -45.445000</text:span></text:p>
      <text:p text:style-name="P1"><text:span text:style-name="T1">Data on x: -32.574001; Data on y: 994.971008; Data on z: -65.026001</text:span></text:p>
      <text:p text:style-name="P1"><text:span text:style-name="T1">Data on x: -70.028000; Data on y: 979.476990; Data on z: -32.634998</text:span></text:p>
      <text:p text:style-name="P1"><text:span text:style-name="T1">Data on x: -36.417000; Data on y: 991.554993; Data on z: -60.633999</text:span></text:p>
      <text:p text:style-name="P1"><text:span text:style-name="T1">Data on x: -42.821999; Data on y: 997.593994; Data on z: -54.716999</text:span></text:p>
      <text:p text:style-name="P1"><text:span text:style-name="T1">Data on x: -56.363998; Data on y: 994.299988; Data on z: -51.910999</text:span></text:p>
      <text:p text:style-name="P1"><text:span text:style-name="T1">Data on x: -36.050999; Data on y: 989.846985; Data on z: -56.973999</text:span></text:p>
      <text:p text:style-name="P1"><text:span text:style-name="T1">Data on x: -35.563000; Data on y: 992.226013; Data on z: -45.139999</text:span></text:p>
      <text:p text:style-name="P1"><text:span text:style-name="T1">Data on x: -46.116001; Data on y: 978.440002; Data on z: -24.034000</text:span></text:p>
      <text:p text:style-name="P1"><text:span text:style-name="T1">Data on x: -33.428001; Data on y: 1000.948975; Data on z: -50.691002</text:span></text:p>
      <text:p text:style-name="P1"><text:span text:style-name="T1">Data on x: -40.199001; Data on y: 978.867004; Data on z: -21.655001</text:span></text:p>
      <text:p text:style-name="P1"><text:span text:style-name="T1">Data on x: -41.297001; Data on y: 1002.229980; Data on z: -55.693001</text:span></text:p>
      <text:p text:style-name="P1"><text:span text:style-name="T1">Data on x: -48.556000; Data on y: 984.966980; Data on z: -33.977001</text:span></text:p>
      <text:p text:style-name="P1"><text:span text:style-name="T1">Data on x: -50.507999; Data on y: 992.226013; Data on z: -37.698002</text:span></text:p>
      <text:p text:style-name="P1"><text:span text:style-name="T1">Data on x: -38.735001; Data on y: 994.726990; Data on z: -41.480000</text:span></text:p>
      <text:p text:style-name="P1"><text:span text:style-name="T1">Data on x: -60.756001; Data on y: 984.418030; Data on z: -40.382000</text:span></text:p>
      <text:p text:style-name="P1"><text:span text:style-name="T1">Data on x: -32.208000; Data on y: 988.200012; Data on z: -37.942001</text:span></text:p>
      <text:p text:style-name="P1"><text:span text:style-name="T1">Data on x: -52.643002; Data on y: 982.770996; Data on z: -23.667999</text:span></text:p>
      <text:p text:style-name="P1"><text:span text:style-name="T1">Data on x: -49.837002; Data on y: 996.374023; Data on z: -45.018002</text:span></text:p>
      <text:p text:style-name="P1"><text:span text:style-name="T1">Data on x: -33.916000; Data on y: 991.799011; Data on z: -32.330002</text:span></text:p>
      <text:p text:style-name="P1"><text:span text:style-name="T1">Data on x: -60.633999; Data on y: 988.870972; Data on z: -40.015999</text:span></text:p>
      <text:p text:style-name="P1"><text:span text:style-name="T1">Data on x: -49.776001; Data on y: 989.419983; Data on z: -36.234001</text:span></text:p>
      <text:p text:style-name="P1"><text:span text:style-name="T1">Data on x: -46.116001; Data on Data on x: -35.319000; Data on y: 993.263000; Data on z: -42.577999</text:span></text:p>
      <text:p text:style-name="P1"><text:span text:style-name="T1">Data on x: -42.028999; Data on y: 987.711975; Data on z: -35.075001</text:span></text:p>
      <text:p text:style-name="P1"><text:span text:style-name="T1">Data on x: -41.480000; Data on y: 988.565979; Data on z: -45.750000</text:span></text:p>
      <text:p text:style-name="P1"><text:span text:style-name="T1">Data on x: -60.695000; Data on y: 983.564026; Data on z: -23.546000</text:span></text:p>
      <text:p text:style-name="P1"><text:span text:style-name="T1">Data on x: -39.528000; DatData on x: -32.208000; Data on y: 986.492004; Data on z: -29.646000</text:span></text:p>
      <text:p text:style-name="P1"><text:span text:style-name="T1">Data on x: -32.269001; Data on y: 995.825012; Data on z: -39.771999</text:span></text:p>
      <text:p text:style-name="P1"><text:span text:style-name="T1">Data on x: -46.604000; Data on y: 992.835999; Data on z: -40.564999</text:span></text:p>
      <text:p text:style-name="P1"><text:span text:style-name="T1">Data on x: -38.125000; Data on y: 986.309021; Data on z: -30.256001</text:span></text:p>
      <text:p text:style-name="P1"><text:span text:style-name="T1">Data on x: -35.196999; Data on y: 987.651001; Data on z: -25. Data on x: -44.957001; Data on y: 991.067017; Data on z: -34.770000</text:span></text:p>
      <text:p text:style-name="P1"><text:span text:style-name="T1">Data on x: -31.476000; Data on y: 1000.765991; Data on z: -52.216000</text:span></text:p>
      <text:p text:style-name="P1"><text:span text:style-name="T1">Data on x: -39.710999; Data on y: 984.234985; Data on z: -32.757000</text:span></text:p>
      <text:p text:style-name="P1"><text:span text:style-name="T1">Data on x: -32.818001; Data on y: 974.658020; Data on z: -26.718000</text:span></text:p>
      <text:p text:style-name="P1"><text:span text:style-name="T1">Data on x: -60Data on x: -48.799999; Data on y: 1001.924988; Data on z: -41.723999</text:span></text:p>
      <text:p text:style-name="P1"><text:span text:style-name="T1">Data on x: -25.742001; Data on y: 1000.338989; Data on z: -40.625999</text:span></text:p>
      <text:p text:style-name="P1"><text:span text:style-name="T1">Data on x: -46.726002; Data on y: 981.551025; Data on z: -34.770000</text:span></text:p>
      <text:p text:style-name="P1"><text:span text:style-name="T1">Data on x: -44.591000; Data on y: 993.445984; Data on z: -49.410000</text:span></text:p>
      <text:p text:style-name="P1"><text:span text:style-name="T1">Data on x: -35.563000; Data on y: 983.929993; Data on zData on x: -54.351002; Data on y: 995.763977; Data on z: -37.514999</text:span></text:p>
      <text:p text:style-name="P1"><text:span text:style-name="T1">Data on x: -17.263000; Data on y: 995.153992; Data on z: -36.417000</text:span></text:p>
      <text:p text:style-name="P1"><text:span text:style-name="T1">Data on x: -40.259998; Data on y: 993.812012; Data on z: -32.939999</text:span></text:p>
      <text:p text:style-name="P1"><text:span text:style-name="T1">Data on x: -41.236000; Data on y: 988.809998; Data on z: -37.148998</text:span></text:p>
      <text:p text:style-name="P1"><text:span text:style-name="T1">Data on x: -34.526001; Data on y: 980.880005; Data on z: -36.173000</text:span></text:p>
      <text:p text:style-name="P1"><text:span text:style-name="T1">Data on x: -19.580999; Data on y: 993.750977; Data on z: -36.173000</text:span></text:p>
      <text:p text:style-name="P1"><text:span text:style-name="T1">Data on x: -62.403000; Data on y: 990.518005; Data on z: -32.208000</text:span></text:p>
      <text:p text:style-name="P1"><text:span text:style-name="T1">Data on x: -47.030998; Data on y: 1005.523987; Data on z: -57.401001</text:span></text:p>
      <text:p text:style-name="P1"><text:span text:style-name="T1">Data on x: -40.748001; Data on y: 982.405029; Data on z: -24.461000</text:span></text:p>
      <text:p text:style-name="P1"><text:span text:style-name="T1">Data on x: -42.334000; Data on y: 986.431030; Data on z: Data on x: -33.488998; Data on y: 987.711975; Data on z: -37.209999</text:span></text:p>
      <text:p text:style-name="P1"><text:span text:style-name="T1">Data on x: -31.781000; Data on y: 981.184998; Data on z: -16.836000</text:span></text:p>
      <text:p text:style-name="P1"><text:span text:style-name="T1">Data on x: -35.196999; Data on y: 992.226013; Data on z: -37.393002</text:span></text:p>
      <text:p text:style-name="P1"><text:span text:style-name="T1">Data on x: -54.290001; Data on y: 995.093018; Data on z: -33.733002</text:span></text:p>
      <text:p text:style-name="P1"><text:span text:style-name="T1">Data on x: -16.591999; Data on y: 984.661987; Data on z:<text:s text:c="2"/>Data on x: -26.718000; Data on y: 986.004028; Data on z: -28.121000</text:span></text:p>
      <text:p text:style-name="P1"><text:span text:style-name="T1">Data on x: -46.665001; Data on y: 989.603027; Data on z: -36.904999</text:span></text:p>
      <text:p text:style-name="P1"><text:span text:style-name="T1">Data on x: -55.388000; Data on y: 995.215027; Data on z: -43.554001</text:span></text:p>
      <text:p text:style-name="P1"><text:span text:style-name="T1">Data on x: -50.751999; Data on y: 997.228027; Data on z: -45.445000</text:span></text:p>
      <text:p text:style-name="P1"><text:span text:style-name="T1">Data on x: -32.025002; Data Data on x: -20.374001; Data on y: 994.361023; Data on z: -45.445000</text:span></text:p>
      <text:p text:style-name="P1"><text:span text:style-name="T1">Data on x: -42.516998; Data on y: 974.414001; Data on z: -27.877001</text:span></text:p>
      <text:p text:style-name="P1"><text:span text:style-name="T1">Data on x: -42.028999; Data on y: 985.333008; Data on z: -26.962000</text:span></text:p>
      <text:p text:style-name="P1"><text:span text:style-name="T1">Data on x: -37.088001; Data on y: 1004.120972; Data on z: -44.408001</text:span></text:p>
      <text:p text:style-name="P1"><text:span text:style-name="T1">Data on x: Data on x: -62.159000; Data on y: 984.844971; Data on z: -34.647999</text:span></text:p>
      <text:p text:style-name="P1"><text:span text:style-name="T1">Data on x: -16.896999; Data on y: 978.744995; Data on z: -33.062000</text:span></text:p>
      <text:p text:style-name="P1"><text:span text:style-name="T1">Data on x: -42.577999; Data on y: 995.642029; Data on z: -49.348999</text:span></text:p>
      <text:p text:style-name="P1"><text:span text:style-name="T1">Data on x: -33.916000; Data on y: 995.093018; Data on z: -40.382000</text:span></text:p>
      <text:p text:style-name="P1"><text:span text:style-name="T1">Data on x: -34.526001; Data on y: 9 Data on x: -38.125000; Data on y: 990.640015; Data on z: -29.951000</text:span></text:p>
      <text:p text:style-name="P1"><text:span text:style-name="T1">Data on x: -23.240999; Data on y: 990.213013; Data on z: -42.516998</text:span></text:p>
      <text:p text:style-name="P1"><text:span text:style-name="T1">Data on x: -26.596001; Data on y: 984.174011; Data on z: -31.841999</text:span></text:p>
      <text:p text:style-name="P1"><text:span text:style-name="T1">Data on x: -23.240999; Data on y: 994.421997; Data on z: -51.056999</text:span></text:p>
      <text:p text:style-name="P1"><text:span text:style-name="T1">Data on x Data on x: -25.620001; Data on y: 986.309021; Data on z: -32.269001</text:span></text:p>
      <text:p text:style-name="P1"><text:span text:style-name="T1">Data on x: -44.529999; Data on y: 981.916992; Data on z: -26.230000</text:span></text:p>
      <text:p text:style-name="P1"><text:span text:style-name="T1">Data on x: -32.574001; Data on y: 996.068970; Data on z: -42.395000</text:span></text:p>
      <text:p text:style-name="P1"><text:span text:style-name="T1">Data on x: -38.063999; Data on y: 995.276001; Data on z: -42.821999</text:span></text:p>
      <text:p text:style-name="P1"><text:span text:style-name="T1">Data on x: -21.106001; Data on y: 985.698975; Data on z: -35.380001</text:span></text:p>
      <text:p text:style-name="P1"><text:span text:style-name="T1">Data on x: -28.059999; Data on y: 984.112976; Data on z: -35.501999</text:span></text:p>
      <text:p text:style-name="P1"><text:span text:style-name="T1">Data on x: -44.224998; Data on y: 996.679016; Data on z: -37.271000</text:span></text:p>
      <text:p text:style-name="P1"><text:span text:style-name="T1">Data on x: -44.224998; Data on y: 993.445984; Data on z: -36.417000</text:span></text:p>
      <text:p text:style-name="P1"><text:span text:style-name="T1">Data on x: -32.939999; Data on y: 988.932007; Data on z: -40.504002</text:span></text:p>
      <text:p text:style-name="P1"><text:span text:style-name="T1">Data on x: -40.320999; Data on y: 978.500977; Data on z: -20.007 Data on x: -46.176998; Data on y: 985.271973; Data on z: -31.049000</text:span></text:p>
      <text:p text:style-name="P1"><text:span text:style-name="T1">Data on x: -20.069000; Data on y: 994.482971; Data on z: -41.846001</text:span></text:p>
      <text:p text:style-name="P1"><text:span text:style-name="T1">Data on x: -22.936001; Data on y: 989.054016; Data on z: -27.938000</text:span></text:p>
      <text:p text:style-name="P1"><text:span text:style-name="T1">Data on x: -49.959000; Data on y: 987.895020; Data on z: -34.709000</text:span></text:p>
      <text:p text:style-name="P1"><text:span text:style-name="T1">Data on x: -42.700001;Data on x: -31.232000; Data on y: 989.724976; Data on z: -33.916000</text:span></text:p>
      <text:p text:style-name="P1"><text:span text:style-name="T1">Data on x: -22.813999; Data on y: 991.799011; Data on z: -50.141998</text:span></text:p>
      <text:p text:style-name="P1"><text:span text:style-name="T1">Data on x: -42.090000; Data on y: 978.317993; Data on z: -30.500000</text:span></text:p>
      <text:p text:style-name="P1"><text:span text:style-name="T1">Data on x: -35.563000; Data on y: 990.151978; Data on z: -36.478001</text:span></text:p>
      <text:p text:style-name="P1"><text:span text:style-name="T1">Data on x: -38.430000; Data on y: 991.859985; Data on z: -37.881001</text:span></text:p>
      <text:p text:style-name="P1"><text:span text:style-name="T1">Data on x: -37.148998; Data on y: 1004.182007; Data on z: -52.216000</text:span></text:p>
      <text:p text:style-name="P1"><text:span text:style-name="T1">Data on x: -42.272999; Data on y: 992.896973; Data on z: -44.896000</text:span></text:p>
      <text:p text:style-name="P1"><text:span text:style-name="T1">Data on x: -37.514999; Data on y: 994.299988; Data on z: -47.945999</text:span></text:p>
      <text:p text:style-name="P1"><text:span text:style-name="T1">Data on x: -38.856998; Data on y: 987.101990; Data on z: -34.160000</text:span></text:p>
      <text:p text:style-name="P1"><text:span text:style-name="T1">Data on x: -44.103001; Data on y: 988.078003; Data on z: -35.075001</text:span></text:p>
      <text:p text:style-name="P1"><text:span text:style-name="T1">Data on x: -41.723999; Data on y: 994.666016; Data on z: -36.904999</text:span></text:p>
      <text:p text:style-name="P1"><text:span text:style-name="T1">Data on x: -44.591000; Data on y: 993.812012; Data on z: -39.040001</text:span></text:p>
      <text:p text:style-name="P1"><text:span text:style-name="T1">Data on x: -30.378000; Data on y: 991.554993; Data on z: -42.516998</text:span></text:p>
      <text:p text:style-name="P1"><text:span text:style-name="T1">Data on x: -38.674000; Data on y: 987.223999; Data on z: -34.037998</text:span></text:p>
      <text:p text:style-name="P1"><text:span text:style-name="T1">Data on x: -33.000999; Data on y: 999.119019; Data on z: -49.4710 Data on x: -31.964001; Data on y: 979.843018; Data on z: -23.180000</text:span></text:p>
      <text:p text:style-name="P1"><text:span text:style-name="T1">Data on x: -35.136002; Data on y: 994.239014; Data on z: -45.567001</text:span></text:p>
      <text:p text:style-name="P1"><text:span text:style-name="T1">Data on x: -47.396999; Data on y: 988.749023; Data on z: -32.025002</text:span></text:p>
      <text:p text:style-name="P1"><text:span text:style-name="T1">Data on x: -52.887001; Data on y: 992.226013; Data on z: -38.430000</text:span></text:p>
      <text:p text:style-name="P1"><text:span text:style-name="T1">Data on x: -32.146999; Data on y: 9Data on x: -16.042999; Data on y: 993.140991; Data on z: -45.445000</text:span></text:p>
      <text:p text:style-name="P1"><text:span text:style-name="T1">Data on x: -45.627998; Data on y: 989.054016; Data on z: -32.634998</text:span></text:p>
      <text:p text:style-name="P1"><text:span text:style-name="T1">Data on x: -31.598000; Data on y: 983.747009; Data on z: -24.461000</text:span></text:p>
      <text:p text:style-name="P1"><text:span text:style-name="T1">Data on x: -46.116001; Data on y: 999.911987; Data on z: -46.970001</text:span></text:p>
      <text:p text:style-name="P1"><text:span text:style-name="T1">Data on x: -43.005001; Data on y: 991.616028; Data on z: Data on x: -35.014000; Data on y: 972.888977; Data on z: -17.812000</text:span></text:p>
      <text:p text:style-name="P1"><text:span text:style-name="T1">Data on x: -11.163000; Data on y: 998.997009; Data on z: -60.573002</text:span></text:p>
      <text:p text:style-name="P1"><text:span text:style-name="T1">Data on x: -9.455000; Data on y: 1002.413025; Data on z: -60.328999</text:span></text:p>
      <text:p text:style-name="P1"><text:span text:style-name="T1">Data on x: -16.165001; Data on y: 974.658020; Data on z: -19.520000</text:span></text:p>
      <text:p text:style-name="P1"><text:span text:style-name="T1">D Data on x: -27.145000; Data on y: 1002.656982; Data on z: -57.340000</text:span></text:p>
      <text:p text:style-name="P1"><text:span text:style-name="T1">Data on x: -34.526001; Data on y: 996.190979; Data on z: -34.647999</text:span></text:p>
      <text:p text:style-name="P1"><text:span text:style-name="T1">Data on x: -55.693001; Data on y: 979.659973; Data on z: -19.580999</text:span></text:p>
      <text:p text:style-name="P1"><text:span text:style-name="T1">Data on x: -39.771999; Data on y: 997.593994; Data on z: -61.854000</text:span></text:p>
      <text:p text:style-name="P1"><text:span text:style-name="T1">Data on x: -8.357000; Data on y: 996.557007; Data on z: -40.625999</text:span></text:p>
      <text:p text:style-name="P1"><text:span text:style-name="T1">Data on x: -43.798000; Data on y: 993.994995; Data on z: -47.640999</text:span></text:p>
      <text:p text:style-name="P1"><text:span text:style-name="T1">Data on x: -55.388000; Data on y: 969.594971; Data on z: -7.198000</text:span></text:p>
      <text:p text:style-name="P1"><text:span text:style-name="T1">Data on x: -24.461000; Data on y: 995.458984; Data on z: -41.967999</text:span></text:p>
      <text:p text:style-name="P1"><text:span text:style-name="T1">Data on x: -Data on x: -32.452000; Data on y: 1002.351990; Data on z: -58.499001</text:span></text:p>
      <text:p text:style-name="P1"><text:span text:style-name="T1">Data on x: -27.694000; Data on y: 971.364014; Data on z: -18.361000</text:span></text:p>
      <text:p text:style-name="P1"><text:span text:style-name="T1">Data on x: -30.134001; Data on y: 988.078003; Data on z: -40.625999</text:span></text:p>
      <text:p text:style-name="P1"><text:span text:style-name="T1">Data on x: -22.691999; Data on y: 992.408997; Data on z: -37.088001</text:span></text:p>
      <text:p text:style-name="P1"><text:span text:style-name="T1">Data on x: -42.516998; DataData on x: -35.806999; Data on y: 980.148010; Data on z: -22.386999</text:span></text:p>
      <text:p text:style-name="P1"><text:span text:style-name="T1">Data on x: -26.840000; Data on y: 1009.184021; Data on z: -65.636002</text:span></text:p>
      <text:p text:style-name="P1"><text:span text:style-name="T1">Data on x: -27.389000; Data on y: 1002.840027; Data on z: -46.542999</text:span></text:p>
      <text:p text:style-name="P1"><text:span text:style-name="T1">Data on x: -46.421001; Data on y: 979.843018; Data on z: -26.230000</text:span></text:p>
      <text:p text:style-name="P1"><text:span text:style-name="T1">Data on x: -17.934000; Data on y: 991.372009; Data on z: -48.799999</text:span></text:p>
      <text:p text:style-name="P1"><text:span text:style-name="T1">Data on x: -44.896000; Data on y: 984.966980; Data on z: -24.827000</text:span></text:p>
      <text:p text:style-name="P1"><text:span text:style-name="T1">Data on x: -37.271000; Data on y: 994.421997; Data on z: -46.726002</text:span></text:p>
      <text:p text:style-name="P1"><text:span text:style-name="T1">Data on x: -27.999001; Data on y: 994.971008; Data on z: -46.055000</text:span></text:p>
      <text:p text:style-name="P1"><text:span text:style-name="T1">Data on x: -26.657000; Data on y: 982.405029; Data on z: -30.195000</text:span></text:p>
      <text:p text:style-name="P1"><text:span text:style-name="T1">Data on x: -40.992001; Data on y: 996.984009; Data on z: -Data on x: -41.053001; Data on y: 989.968994; Data on z: -45.201000</text:span></text:p>
      <text:p text:style-name="P1"><text:span text:style-name="T1">Data on x: -29.219000; Data on y: 993.323975; Data on z: -47.458000</text:span></text:p>
      <text:p text:style-name="P1"><text:span text:style-name="T1">Data on x: -26.718000; Data on y: 983.685974; Data on z: -29.524000</text:span></text:p>
      <text:p text:style-name="P1"><text:span text:style-name="T1">Data on x: -31.232000; Data on y: 992.531006; Data on z: -38.612999</text:span></text:p>
      <text:p text:style-name="P1"><text:span text:style-name="T1">Data on x: -35.441002; Data on y: 986.247986;<text:s text:c="2"/>Data on x: -33.306000; Data on y: 996.862000; Data on z: -48.250999</text:span></text:p>
      <text:p text:style-name="P1"><text:span text:style-name="T1">Data on x: -36.294998; Data on y: 992.775024; Data on z: -32.879002</text:span></text:p>
      <text:p text:style-name="P1"><text:span text:style-name="T1">Data on x: -41.297001; Data on y: 1003.815979; Data on z: -63.500999</text:span></text:p>
      <text:p text:style-name="P1"><text:span text:style-name="T1">Data on x: -58.499001; Data on y: -983.137024; Data on z: 12.322000</text:span></text:p>
      <text:p text:style-name="P1"><text:span text:style-name="T1">Data on x: -20.374001; Data on y: -955.992004; Data on z: 4.026000</text:span></text:p>
      <text:p text:style-name="P1"><text:span text:style-name="T1">Data on x: -41.846001; Data on y: -965.020020; Data on z: 14.884000</text:span></text:p>
      <text:p text:style-name="P1"><text:span text:style-name="T1">Data on x: -43.431999; Data on y: -962.091980; Data on z: 10.736000</text:span></text:p>
      <text:p text:style-name="P1"><text:span text:style-name="T1">Data on x: -31.415001; Data on y: -957.943970; Data on z: 9.333000</text:span></text:p>
      <text:p text:style-name="P1"><text:span text:style-name="T1">Data on x: -18.361000; Data on y: -966.484009; Data on z: 11.346000</text:span></text:p>
      <text:p text:style-name="P1"><text:span text:style-name="T1">Data on x: -45.323002; Data on y: -950.380005; Data on z: -1.647000</text:span></text:p>
      <text:p text:style-name="P1"><text:span text:style-name="T1">Data on x: -38.430000; Data on y: -961.177002; Data on z: 2.684000</text:span></text:p>
      <text:p text:style-name="P1"><text:span text:style-name="T1">Data on x: -20.374001; Data on y: -975.939026; Data on z: 14.518000</text:span></text:p>
      <text:p text:style-name="P1"><text:span text:style-name="T1">Data on x: -29.462999; Data on y: -949.221008; Data on z: 3.233000</text:span></text:p>
      <text:p text:style-name="P1"><text:span text:style-name="T1">Data on x: -45.262001; Data on y: -978.195984; Data on z: 19.337000</text:span></text:p>
      <text:p text:style-name="P1"><text:span text:style-name="T1">Data on x: -41.785000; Data on y: -973.010986; Data on z: 13.542000</text:span></text:p>
      <text:p text:style-name="P1"><text:span text:style-name="T1">Data on x: -21.899000; Data on y: -957.943970; Data on z: 15.067000</text:span></text:p>
      <text:p text:style-name="P1"><text:span text:style-name="T1">Data on x: -31.171000; Data on y: -969.533997; Data on z: 15.921000</text:span></text:p>
      <text:p text:style-name="P1"><text:span text:style-name="T1">Data on x: -19.337000; Data on y: -959.408020; Data on z: 7.930000</text:span></text:p>
      <text:p text:style-name="P1"><text:span text:style-name="T1">Data on x: -45.627998; Data on y: -973.864990; Data on z: 8.662000</text:span></text:p>
      <text:p text:style-name="P1"><text:span text:style-name="T1">Data on x: -41.846001; Data on y: -962.153015; DatData on x: -17.750999; Data on y: -953.125000; Data on z: 7.869000</text:span></text:p>
      <text:p text:style-name="P1"><text:span text:style-name="T1">Data on x: -37.332001; Data on y: -967.643005; Data on z: 7.564000</text:span></text:p>
      <text:p text:style-name="P1"><text:span text:style-name="T1">Data on x: -31.964001; Data on y: -960.872009; Data on z: 6.893000</text:span></text:p>
      <text:p text:style-name="P1"><text:span text:style-name="T1">Data on x: -43.188000; Data on y: -968.070007; Data on z: 19.825001</text:span></text:p>
      <text:p text:style-name="P1"><text:span text:style-name="T1">Da Data on x: -37.514999; Data on y: -948.489014; Data on z: 3.111000</text:span></text:p>
      <text:p text:style-name="P1"><text:span text:style-name="T1">Data on x: -32.025002; Data on y: -976.427002; Data on z: 11.712000</text:span></text:p>
      <text:p text:style-name="P1"><text:span text:style-name="T1">Data on x: -45.993999; Data on y: -956.601990; Data on z: 5.551000</text:span></text:p>
      <text:p text:style-name="P1"><text:span text:style-name="T1">Data on x: -46.481998; Data on y: -962.335999; Data on z: 5.429000</text:span></text:p>
      <text:p text:style-name="P1"><text:span text:style-name="T1">Data on x: -26.778999; Data on y: -Data on x: -29.341000; Data on y: -958.187988; Data on z: 8.845000</text:span></text:p>
      <text:p text:style-name="P1"><text:span text:style-name="T1">Data on x: -28.670000; Data on y: -964.531982; Data on z: 3.355000</text:span></text:p>
      <text:p text:style-name="P1"><text:span text:style-name="T1">Data on x: -32.330002; Data on y: -961.054993; Data on z: 6.405000</text:span></text:p>
      <text:p text:style-name="P1"><text:span text:style-name="T1">Data on x: -33.549999; Data on y: -961.054993; Data on z: 3.721000</text:span></text:p>
      <text:p text:style-name="P1"><text:span text:style-name="T1">Data on x: -42.700001; Data on y: -968.130981; Data on z: 9.943000</text:span></text:p>
      <text:p text:style-name="P1"><text:span text:style-name="T1">Data on x: -36.966000; Data on y: -962.640991; Data on z: 6.283000</text:span></text:p>
      <text:p text:style-name="P1"><text:span text:style-name="T1">Data on x: -21.959999; Data on y: -961.908997; Data on z: 13.603000</text:span></text:p>
      <text:p text:style-name="P1"><text:span text:style-name="T1">Data on x: -42.090000; Data on y: -961.969971; Data on z: 6.771000</text:span></text:p>
      <text:p text:style-name="P1"><text:span text:style-name="T1">Data on x: -36.234001; Data on y: -968.130981; Data on z: 6.405000</text:span></text:p>
      <text:p text:style-name="P1"><text:span text:style-name="T1">Data on x: -32.634998; Data on y: -955.198975; Data on z: 4.575000</text:span></text:p>
      <text:p text:style-name="P1"><text:span text:style-name="T1">Data on x: -38.856998; Data on y: -982.161011; Data on z: 12.810000</text:span></text:p>
      <text:p text:style-name="P1"><text:span text:style-name="T1">Data on x: -21.899000; Data on y: -955.625977; Data on z: 14.152000</text:span></text:p>
      <text:p text:style-name="P1"><text:span text:style-name="T1">Data on x: -27.389000; Data on y: -971.791016; Data on z: 10.004000</text:span></text:p>
      <text:p text:style-name="P1"><text:span text:style-name="T1">Data on x: -41.358002; Data on y: -956.723999; Data on z: 2.318000</text:span></text:p>
      <text:p text:style-name="P1"><text:span text:style-name="T1">Data on x: -24.888000; Data on y: -969.046021; Data on z: 7.503000</text:span></text:p>
      <text:p text:style-name="P1"><text:span text:style-name="T1">Data on x: -29.768000; Data on y: -952.270996; Data on z: 9.150000</text:span></text:p>
      <text:p text:style-name="P1"><text:span text:style-name="T1">Data on x: -34.587002; Data on y: -965.812988; Data on z: 11.102000</text:span></text:p>
      <text:p text:style-name="P1"><text:span text:style-name="T1">Data on x: -31.719999; Data on y: -952.515015; Data on z: 6.283000</text:span></text:p>
      <text:p text:style-name="P1"><text:span text:style-name="T1">Data on x: -32.513000; Data on y: -984.418030; Data on z: 15.128000</text:span></text:p>
      <text:p text:style-name="P1"><text:span text:style-name="T1">Data on x: -28.059999; Data on y: -956.601990; DataData on x: -21.167000; Data on y: -955.747986; Data on z: 6.649000</text:span></text:p>
      <text:p text:style-name="P1"><text:span text:style-name="T1">Data on x: -46.786999; Data on y: -970.265991; Data on z: 12.810000</text:span></text:p>
      <text:p text:style-name="P1"><text:span text:style-name="T1">Data on x: -38.856998; Data on y: -961.786987; Data on z: 5.978000</text:span></text:p>
      <text:p text:style-name="P1"><text:span text:style-name="T1">Data on x: -33.367001; Data on y: -958.614990; Data on z: 1.647000</text:span></text:p>
      <text:p text:style-name="P1"><text:span text:style-name="T1">Data on x Data on x: -43.675999; Data on y: -959.530029; Data on z: 10.492000</text:span></text:p>
      <text:p text:style-name="P1"><text:span text:style-name="T1">Data on x: -23.180000; Data on y: -964.958984; Data on z: 13.359000</text:span></text:p>
      <text:p text:style-name="P1"><text:span text:style-name="T1">Data on x: -39.101002; Data on y: -960.140015; Data on z: 10.370000</text:span></text:p>
      <text:p text:style-name="P1"><text:span text:style-name="T1">Data on x: -36.904999; Data on y: -975.633972; Data on z: 12.444000</text:span></text:p>
      <text:p text:style-name="P1"><text:span text:style-name="T1">Data on x: -3 Data on x: -36.599998; Data on y: -965.812988; Data on z: 8.784000</text:span></text:p>
      <text:p text:style-name="P1"><text:span text:style-name="T1">Data on x: -42.456001; Data on y: -975.939026; Data on z: 14.762000</text:span></text:p>
      <text:p text:style-name="P1"><text:span text:style-name="T1">Data on x: -36.050999; Data on y: -964.044006; Data on z: 16.896999</text:span></text:p>
      <text:p text:style-name="P1"><text:span text:style-name="T1">Data on x: -30.805000; Data on y: -963.434021; Data on z: 12.871000</text:span></text:p>
      <text:p text:style-name="P1"><text:span text:style-name="T1">Data on x: -3Data on x: -23.058001; Data on y: -958.005005; Data on z: 4.575000</text:span></text:p>
      <text:p text:style-name="P1"><text:span text:style-name="T1">Data on x: -21.716000; Data on y: -972.888977; Data on z: 11.590000</text:span></text:p>
      <text:p text:style-name="P1"><text:span text:style-name="T1">Data on x: -17.690001; Data on y: -956.236023; Data on z: 5.368000</text:span></text:p>
      <text:p text:style-name="P1"><text:span text:style-name="T1">Data on x: -27.572001; Data on y: -958.370972; Data on z: 2.196000</text:span></text:p>
      <text:p text:style-name="P1"><text:span text:style-name="T1">Data on x: -28.548000; Data<text:s text:c="2"/>Data on x: -19.947001; Data on y: -954.771973; Data on z: -1.525000</text:span></text:p>
      <text:p text:style-name="P1"><text:span text:style-name="T1">Data on x: -21.899000; Data on y: -950.257996; Data on z: -2.257000</text:span></text:p>
      <text:p text:style-name="P1"><text:span text:style-name="T1">Data on x: -43.431999; Data on y: -965.568970; Data on z: 7.137000</text:span></text:p>
      <text:p text:style-name="P1"><text:span text:style-name="T1">Data on x: -34.709000; Data on y: -979.476990; Data on z: 15.921000</text:span></text:p>
      <text:p text:style-name="P1"><text:span text:style-name="T1">Data on x: -24.278000; Data on y: -956.052979; Data on z: 2.623000</text:span></text:p>
      <text:p text:style-name="P1"><text:span text:style-name="T1">Data on x: -26.840000; Data on y: -972.278992; Data on z: 11.346000</text:span></text:p>
      <text:p text:style-name="P1"><text:span text:style-name="T1">Data on x: -22.509001; Data on y: -949.830994; Data on z: -0.488000</text:span></text:p>
      <text:p text:style-name="P1"><text:span text:style-name="T1">Data on x: -30.988001; Data on y: -951.721985; Data on z: -7.869000</text:span></text:p>
      <text:p text:style-name="P1"><text:span text:style-name="T1">Data on x: -40.443001; Data on y: -968.679993; Data on z: -0.915000</text:span></text:p>
      <text:p text:style-name="P1"><text:span text:style-name="T1">Data on x: -40.931000; Data on y: -968.192017; Data on z: 6.710000</text:span></text:p>
      <text:p text:style-name="P1"><text:span text:style-name="T1">Data on x: -24.948999; Data on y: -939.643982; Data on z: 10.309000</text:span></text:p>
      <text:p text:style-name="P1"><text:span text:style-name="T1">Data on x: -44.713001; Data on y: -980.148010; Data on z: 20.679001</text:span></text:p>
      <text:p text:style-name="P1"><text:span text:style-name="T1">Data on x: -30.195000; Data on y: -961.604004; Data on z: 13.054000</text:span></text:p>
      <text:p text:style-name="P1"><text:span text:style-name="T1">Data on x: -24.216999; Data on y: -965.142029; Data on z: 10.797000</text:span></text:p>
      <text:p text:style-name="P1"><text:span text:style-name="T1">Data on x: -55.388000; Data on y: -972.401001; Data on z: 8Data on x: -36.234001; Data on y: -965.142029; Data on z: 6.588000</text:span></text:p>
      <text:p text:style-name="P1"><text:span text:style-name="T1">Data on x: -32.513000; Data on y: -968.741028; Data on z: 15.494000</text:span></text:p>
      <text:p text:style-name="P1"><text:span text:style-name="T1">Data on x: -26.778999; Data on y: -967.155029; Data on z: 11.102000</text:span></text:p>
      <text:p text:style-name="P1"><text:span text:style-name="T1">Data on x: -30.500000; Data on y: -960.750000; Data on z: 9.272000</text:span></text:p>
      <text:p text:style-name="P1"><text:span text:style-name="T1">Data on x: -61.610001; Data oData on x: -36.050999; Data on y: -962.091980; Data on z: 2.501000</text:span></text:p>
      <text:p text:style-name="P1"><text:span text:style-name="T1">Data on x: -32.879002; Data on y: -963.434021; Data on z: 6.832000</text:span></text:p>
      <text:p text:style-name="P1"><text:span text:style-name="T1">Data on x: -38.063999; Data on y: -964.715027; Data on z: 3.660000</text:span></text:p>
      <text:p text:style-name="P1"><text:span text:style-name="T1">Data on x: -35.136002; Data on y: -958.065979; Data on z: -1.830000</text:span></text:p>
      <text:p text:style-name="P1"><text:span text:style-name="T1">Data on x: -20.618000; Data on y: -96 Data on x: -29.524000; Data on y: -967.520996; Data on z: 2.806000</text:span></text:p>
      <text:p text:style-name="P1"><text:span text:style-name="T1">Data on x: -34.221001; Data on y: -960.567017; Data on z: -0.183000</text:span></text:p>
      <text:p text:style-name="P1"><text:span text:style-name="T1">Data on x: -45.323002; Data on y: -966.179016; Data on z: 7.320000</text:span></text:p>
      <text:p text:style-name="P1"><text:span text:style-name="T1">Data on x: -38.735001; Data on y: -971.973999; Data on z: 13.054000</text:span></text:p>
      <text:p text:style-name="P1"><text:span text:style-name="T1">Data on x: -23.424000; Data on y: -963.3Data on x: -30.378000; Data on y: -956.052979; Data on z: 4.331000</text:span></text:p>
      <text:p text:style-name="P1"><text:span text:style-name="T1">Data on x: -45.932999; Data on y: -968.679993; Data on z: 8.296000</text:span></text:p>
      <text:p text:style-name="P1"><text:span text:style-name="T1">Data on x: -43.005001; Data on y: -964.958984; Data on z: 3.538000</text:span></text:p>
      <text:p text:style-name="P1"><text:span text:style-name="T1">Data on x: -41.297001; Data on y: -955.504028; Data on z: 1.891000</text:span></text:p>
      <text:p text:style-name="P1"><text:span text:style-name="T1">Data on x: -45.139999; Data on y: -96Data on x: -32.390999; Data on y: -964.531982; Data on z: 8.235000</text:span></text:p>
      <text:p text:style-name="P1"><text:span text:style-name="T1">Data on x: -58.011002; Data on y: -965.874023; Data on z: 6.283000</text:span></text:p>
      <text:p text:style-name="P1"><text:span text:style-name="T1">Data on x: -48.312000; Data on y: -967.460022; Data on z: 3.599000</text:span></text:p>
      <text:p text:style-name="P1"><text:span text:style-name="T1">Data on x: -33.793999; Data on y: -958.309998; Data on z: -0.366000</text:span></text:p>
      <text:p text:style-name="P1"><text:span text:style-name="T1">Data on x: -36.844002; Data on y: -964.166016; Data oData on x: -31.354000; Data on y: -964.715027; Data on z: 3.843000</text:span></text:p>
      <text:p text:style-name="P1"><text:span text:style-name="T1">Data on x: -39.650002; Data on y: -951.539001; Data on z: 2.501000</text:span></text:p>
      <text:p text:style-name="P1"><text:span text:style-name="T1">Data on x: -47.519001; Data on y: -965.934998; Data on z: 10.980000</text:span></text:p>
      <text:p text:style-name="P1"><text:span text:style-name="T1">Data on x: -31.841999; Data on y: -961.054993; Data on z: 1.037000</text:span></text:p>
      <text:p text:style-name="P1"><text:span text:style-name="T1">Data on x: -40. Data on x: -41.662998; Data on y: -947.085999; Data on z: -3.477000</text:span></text:p>
      <text:p text:style-name="P1"><text:span text:style-name="T1">Data on x: -32.146999; Data on y: -968.314026; Data on z: 5.612000</text:span></text:p>
      <text:p text:style-name="P1"><text:span text:style-name="T1">Data on x: -38.917999; Data on y: -955.504028; Data on z: 1.769000</text:span></text:p>
      <text:p text:style-name="P1"><text:span text:style-name="T1">Data on x: -34.587002; Data on y: -977.158997; Data on z: 4.331000</text:span></text:p>
      <text:p text:style-name="P1"><text:span text:style-name="T1">Data on x: -24.8 Data on x: -30.683001; Data on y: -958.127014; Data on z: -0.549000</text:span></text:p>
      <text:p text:style-name="P1"><text:span text:style-name="T1">Data on x: -45.993999; Data on y: -958.614990; Data on z: 3.904000</text:span></text:p>
      <text:p text:style-name="P1"><text:span text:style-name="T1">Data on x: -34.037998; Data on y: -961.177002; Data on z: 4.514000</text:span></text:p>
      <text:p text:style-name="P1"><text:span text:style-name="T1">Data on x: -54.595001; Data on y: -977.219971; Data on z: 8.601000</text:span></text:p>
      <text:p text:style-name="P1"><text:span text:style-name="T1">Data on x: -55.693001; Data on y: -973.864990Data on x: -41.907001; Data on y: -964.898010; Data on z: 8.540000</text:span></text:p>
      <text:p text:style-name="P1"><text:span text:style-name="T1">Data on x: -37.209999; Data on y: -959.164001; Data on z: 3.233000</text:span></text:p>
      <text:p text:style-name="P1"><text:span text:style-name="T1">Data on x: -38.796001; Data on y: -965.995972; Data on z: 9.211000</text:span></text:p>
      <text:p text:style-name="P1"><text:span text:style-name="T1">Data on x: -43.126999; Data on y: -965.874023; Data on z: -0.915000</text:span></text:p>
      <text:p text:style-name="P1"><text:span text:style-name="T1">Data on x: -23.973000; Data on y: -Data on x: -46.665001; Data on y: -967.887024; Data on z: 2.562000</text:span></text:p>
      <text:p text:style-name="P1"><text:span text:style-name="T1">Data on x: -46.604000; Data on y: -963.677979; Data on z: 1.708000</text:span></text:p>
      <text:p text:style-name="P1"><text:span text:style-name="T1">Data on x: -32.330002; Data on y: -959.286011; Data on z: 2.318000</text:span></text:p>
      <text:p text:style-name="P1"><text:span text:style-name="T1">Data on x: -39.040001; Data on y: -959.041992; Data on z: -4.514000</text:span></text:p>
      <text:p text:style-name="P1"><text:span text:style-name="T1">Data on x: -34 Data on x: -39.101002; Data on y: -956.296997; Data on z: 0.305000</text:span></text:p>
      <text:p text:style-name="P1"><text:span text:style-name="T1">Data on x: -30.378000; Data on y: -948.244995; Data on z: 3.172000</text:span></text:p>
      <text:p text:style-name="P1"><text:span text:style-name="T1">Data on x: -52.643002; Data on y: -984.356995; Data on z: 12.200000</text:span></text:p>
      <text:p text:style-name="P1"><text:span text:style-name="T1">Data on x: -50.081001; Data on y: -955.138000; Data on z: 4.697000</text:span></text:p>
      <text:p text:style-name="P1"><text:span text:style-name="T1">Data on x: -51.605999; Data on y: -972.034973; DataData on x: -17.323999; Data on y: -961.116028; Data on z: 7.625000</text:span></text:p>
      <text:p text:style-name="P1"><text:span text:style-name="T1">Data on x: -61.854000; Data on y: -961.543030; Data on z: 2.684000</text:span></text:p>
      <text:p text:style-name="P1"><text:span text:style-name="T1">Data on x: -47.640999; Data on y: -961.299011; Data on z: 4.758000</text:span></text:p>
      <text:p text:style-name="P1"><text:span text:style-name="T1">Data on x: -48.861000; Data on y: -972.583984; Data on z: 12.566000</text:span></text:p>
      <text:p text:style-name="P1"><text:span text:style-name="T1">Data on x: -37.148998; Data on y: -966.849976; Data on z: 8.662000</text:span></text:p>
      <text:p text:style-name="P1"><text:span text:style-name="T1">Data on x: -28.548000; Data on y: -955.198975; Data on z: 6.588000</text:span></text:p>
      <text:p text:style-name="P1"><text:span text:style-name="T1">Data on x: -43.431999; Data on y: -957.028992; Data on z: 1.525000</text:span></text:p>
      <text:p text:style-name="P1"><text:span text:style-name="T1">Data on x: -44.529999; Data on y: -959.651978; Data on z: -0.366000</text:span></text:p>
      <text:p text:style-name="P1"><text:span text:style-name="T1">Data on x: -54.473000; Data on y: -966.666992; Data on z: -1.769000</text:span></text:p>
      <text:p text:style-name="P1"><text:span text:style-name="T1">Data on x: -33.306000; Data on y: -970.083008; Data oData on x: -40.808998; Data on y: -968.130981; Data on z: 12.871000</text:span></text:p>
      <text:p text:style-name="P1"><text:span text:style-name="T1">Data on x: -13.725000; Data on y: -947.268982; Data on z: -7.503000</text:span></text:p>
      <text:p text:style-name="P1"><text:span text:style-name="T1">Data on x: -22.570000; Data on y: -969.473022; Data on z: 3.355000</text:span></text:p>
      <text:p text:style-name="P1"><text:span text:style-name="T1">Data on x: -56.242001; Data on y: -965.934998; Data on z: -3.416000</text:span></text:p>
      <text:p text:style-name="P1"><text:span text:style-name="T1">Data on x: -24.216999; Data on y: -958.919983; Data onData on x: -42.761002; Data on y: -961.237976; Data on z: -5.673000</text:span></text:p>
      <text:p text:style-name="P1"><text:span text:style-name="T1">Data on x: -28.914000; Data on y: -951.356018; Data on z: -2.684000</text:span></text:p>
      <text:p text:style-name="P1"><text:span text:style-name="T1">Data on x: -43.310001; Data on y: -969.289978; Data on z: 0.610000</text:span></text:p>
      <text:p text:style-name="P1"><text:span text:style-name="T1">Data on x: -45.262001; Data on y: -964.104980; Data on z: 5.124000</text:span></text:p>
      <text:p text:style-name="P1"><text:span text:style-name="T1">Data on x: -33.123001; Data on y: -965.263977; Data on z: 1.037000</text:span></text:p>
      <text:p text:style-name="P1"><text:span text:style-name="T1">Data on x: -59.841000; Data on y: -961.116028; Data on z: 1.647000</text:span></text:p>
      <text:p text:style-name="P1"><text:span text:style-name="T1">Data on x: -33.977001; Data on y: -956.906982; Data on z: -3.904000</text:span></text:p>
      <text:p text:style-name="P1"><text:span text:style-name="T1">Data on x: -36.599998; Data on y: -963.190002; Data on z: 1.952000</text:span></text:p>
      <text:p text:style-name="P1"><text:span text:style-name="T1">Data on x: -34.891998; Data on y: -969.960999; Data on z: 10.736000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